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198cm" fo:min-width="22.9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10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11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3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14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25cm" fo:min-width="1.5cm"/>
      <style:paragraph-properties style:writing-mode="lr-tb"/>
    </style:style>
    <style:style style:name="gr15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25cm" fo:min-width="1.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3.365cm" fo:min-width="0cm"/>
    </style:style>
    <style:style style:name="gr17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2.282cm" fo:min-width="0cm"/>
    </style:style>
    <style:style style:name="gr18" style:family="graphic" style:parent-style-name="Graphic">
      <style:graphic-properties draw:fill="solid" draw:fill-color="#ffffff" draw:textarea-horizontal-align="justify" draw:textarea-vertical-align="middle" draw:auto-grow-height="false" fo:min-height="0.5cm" fo:min-width="8cm"/>
      <style:paragraph-properties style:writing-mode="lr-tb"/>
    </style:style>
    <style:style style:name="gr19" style:family="graphic" style:parent-style-name="Graphic">
      <style:graphic-properties draw:fill="solid" draw:fill-color="#729fcf" draw:textarea-horizontal-align="justify" draw:textarea-vertical-align="middle" draw:auto-grow-height="false" fo:min-height="0.5cm" fo:min-width="6cm"/>
      <style:paragraph-properties style:writing-mode="lr-tb"/>
    </style:style>
    <style:style style:name="gr20" style:family="graphic" style:parent-style-name="Graphic">
      <style:graphic-properties draw:fill-color="#ffff38" draw:textarea-horizontal-align="justify" draw:textarea-vertical-align="middle" draw:auto-grow-height="false" fo:min-height="1.39cm" fo:min-width="5.556cm" fo:wrap-option="wrap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6.25cm" fo:min-width="0cm"/>
    </style:style>
    <style:style style:name="gr22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3.75cm" fo:min-width="0cm"/>
    </style:style>
    <style:style style:name="gr23" style:family="graphic" style:parent-style-name="Graphic">
      <style:graphic-properties draw:fill-color="#ffff38" draw:textarea-horizontal-align="justify" draw:textarea-vertical-align="middle" draw:auto-grow-height="false" fo:min-height="1.39cm" fo:min-width="8.798cm" fo:wrap-option="wrap"/>
      <style:paragraph-properties style:writing-mode="lr-tb"/>
    </style:style>
    <style:style style:name="gr24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25" style:family="graphic" style:parent-style-name="standard">
      <style:graphic-properties draw:stroke="none" svg:stroke-color="#000000" draw:fill="solid" draw:fill-color="#3465a4" draw:auto-grow-height="true" draw:auto-grow-width="false" fo:max-height="0cm" fo:min-height="0.759cm"/>
      <style:paragraph-properties style:writing-mode="lr-tb"/>
    </style:style>
    <style:style style:name="gr26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27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28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29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30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31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192cm" style:use-optimal-column-width="false"/>
    </style:style>
    <style:style style:name="co2" style:family="table-column">
      <style:table-column-properties style:column-width="5.129cm" style:use-optimal-column-width="false"/>
    </style:style>
    <style:style style:name="co3" style:family="table-column">
      <style:table-column-properties style:column-width="2.809cm" style:use-optimal-column-width="false"/>
    </style:style>
    <style:style style:name="co4" style:family="table-column">
      <style:table-column-properties style:column-width="2.553cm" style:use-optimal-column-width="false"/>
    </style:style>
    <style:style style:name="co5" style:family="table-column">
      <style:table-column-properties style:column-width="8.15cm" style:use-optimal-column-width="false"/>
    </style:style>
    <style:style style:name="co6" style:family="table-column">
      <style:table-column-properties style:column-width="6.015cm" style:use-optimal-column-width="false"/>
    </style:style>
    <style:style style:name="co7" style:family="table-column">
      <style:table-column-properties style:column-width="13.786cm" style:use-optimal-column-width="false"/>
    </style:style>
    <style:style style:name="ro1" style:family="table-row">
      <style:table-row-properties style:row-height="1.579cm" style:use-optimal-row-height="false"/>
    </style:style>
    <style:style style:name="ro2" style:family="table-row">
      <style:table-row-properties style:row-height="1.312cm" style:use-optimal-row-height="false"/>
    </style:style>
    <style:style style:name="ro3" style:family="table-row">
      <style:table-row-properties style:row-height="1.12cm" style:use-optimal-row-height="false"/>
    </style:style>
    <style:style style:name="ro4" style:family="table-row">
      <style:table-row-properties style:row-height="1.121cm" style:use-optimal-row-height="false"/>
    </style:style>
    <style:style style:name="ro5" style:family="table-row">
      <style:table-row-properties style:row-height="1.18cm" style:use-optimal-row-height="false"/>
    </style:style>
    <style:style style:name="ce1" style:family="table-cell">
      <style:paragraph-properties fo:margin-top="0cm" fo:margin-bottom="0.7cm"/>
      <style:text-properties fo:font-size="14pt" style:font-size-asian="14pt" style:font-size-complex="14pt"/>
    </style:style>
    <style:style style:name="ce2" style:family="table-cell">
      <style:paragraph-properties fo:text-align="start"/>
      <style:text-properties style:font-name="Nimbus Sans" fo:font-size="16pt" style:font-name-asian="DejaVu Sans Mono1" style:font-size-asian="16pt" style:font-size-complex="16pt"/>
    </style:style>
    <style:style style:name="ce3" style:family="table-cell">
      <style:text-properties style:font-name="Nimbus Sans" fo:font-size="16pt" style:font-name-asian="DejaVu Sans Mono1" style:font-size-asian="16pt" style:font-size-complex="16pt"/>
    </style:style>
    <style:style style:name="ce4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Nimbus Sans" fo:font-size="16pt" style:font-name-asian="DejaVu Sans Mono1" style:font-size-asian="16pt" style:font-size-complex="16pt" fo:hyphenate="false" loext:hyphenation-no-caps="false" loext:hyphenation-no-last-word="false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solid" draw:fill-color="#55308d" draw:opacity="50%"/>
      <style:paragraph-properties fo:text-align="center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4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5" style:family="paragraph">
      <loext:graphic-properties draw:fill="solid" draw:fill-color="#bf819e"/>
      <style:paragraph-properties fo:text-align="center"/>
    </style:style>
    <style:style style:name="P16" style:family="paragraph">
      <style:paragraph-properties fo:margin-top="0cm" fo:margin-bottom="0.7cm"/>
      <style:text-properties fo:font-size="14pt" style:font-size-asian="14pt" style:font-size-complex="14pt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style:paragraph-properties fo:text-align="center"/>
      <style:text-properties fo:font-size="14pt" style:font-size-asian="14pt" style:font-size-complex="14pt"/>
    </style:style>
    <style:style style:name="P19" style:family="paragraph">
      <loext:graphic-properties draw:fill="gradient" draw:fill-gradient-name="Gradient_20_12"/>
      <style:paragraph-properties fo:text-align="center"/>
      <style:text-properties fo:font-size="14pt" style:font-size-asian="14pt" style:font-size-complex="14pt"/>
    </style:style>
    <style:style style:name="P20" style:family="paragraph">
      <style:paragraph-properties fo:text-align="center"/>
      <style:text-properties fo:font-size="14pt"/>
    </style:style>
    <style:style style:name="P21" style:family="paragraph">
      <loext:graphic-properties draw:fill="gradient" draw:fill-gradient-name="Gradient_20_8"/>
      <style:paragraph-properties fo:text-align="center"/>
      <style:text-properties fo:font-size="14pt" style:font-size-asian="14pt" style:font-size-complex="14pt"/>
    </style:style>
    <style:style style:name="P22" style:family="paragraph">
      <loext:graphic-properties draw:fill="gradient" draw:fill-color="#808080" draw:fill-gradient-name="Gradient_20_3"/>
      <style:paragraph-properties fo:text-align="center"/>
    </style:style>
    <style:style style:name="P23" style:family="paragraph">
      <loext:graphic-properties draw:fill="solid" draw:fill-color="#ffffff"/>
      <style:paragraph-properties fo:text-align="center"/>
      <style:text-properties fo:font-size="14pt"/>
    </style:style>
    <style:style style:name="P24" style:family="paragraph">
      <loext:graphic-properties draw:fill="solid" draw:fill-color="#729fcf"/>
      <style:paragraph-properties fo:text-align="center"/>
      <style:text-properties fo:font-size="14pt"/>
    </style:style>
    <style:style style:name="P25" style:family="paragraph">
      <style:paragraph-properties fo:text-align="start"/>
      <style:text-properties style:font-name="Nimbus Sans" fo:font-size="16pt" style:font-name-asian="DejaVu Sans Mono1" style:font-size-asian="16pt" style:font-size-complex="16pt"/>
    </style:style>
    <style:style style:name="P26" style:family="paragraph">
      <style:text-properties style:font-name="Nimbus Sans" fo:font-size="16pt" style:font-name-asian="DejaVu Sans Mono1" style:font-size-asian="16pt" style:font-size-complex="16pt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1" style:font-size-asian="16pt" style:font-size-complex="16pt" fo:hyphenate="false" loext:hyphenation-no-caps="false" loext:hyphenation-no-last-word="false"/>
    </style:style>
    <style:style style:name="P28" style:family="paragraph"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29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30" style:family="paragraph">
      <style:paragraph-properties fo:text-align="center"/>
      <style:text-properties fo:font-size="18pt"/>
    </style:style>
    <style:style style:name="P31" style:family="paragraph">
      <loext:graphic-properties draw:fill="solid" draw:fill-color="#bf819e"/>
      <style:paragraph-properties fo:text-align="center"/>
      <style:text-properties fo:font-size="18pt"/>
    </style:style>
    <style:style style:name="P32" style:family="paragraph">
      <style:text-properties fo:font-size="32pt"/>
    </style:style>
    <style:style style:name="P33" style:family="paragraph">
      <loext:graphic-properties draw:fill-color="#ffffff"/>
      <style:paragraph-properties style:writing-mode="lr-tb"/>
      <style:text-properties fo:font-size="32pt"/>
    </style:style>
    <style:style style:name="P34" style:family="paragraph">
      <loext:graphic-properties draw:fill-color="#ffffff"/>
      <style:paragraph-properties style:writing-mode="lr-tb"/>
      <style:text-properties style:font-size-asian="20pt"/>
    </style:style>
    <style:style style:name="P35" style:family="paragraph">
      <style:paragraph-properties fo:text-align="center" style:writing-mode="lr-tb"/>
      <style:text-properties fo:font-size="18pt"/>
    </style:style>
    <style:style style:name="P36" style:family="paragraph">
      <loext:graphic-properties draw:fill="solid" draw:fill-color="#2a6099" draw:opacity="50%"/>
      <style:paragraph-properties fo:text-align="center" style:writing-mode="lr-tb"/>
      <style:text-properties fo:font-size="18pt"/>
    </style:style>
    <style:style style:name="P37" style:family="paragraph">
      <style:text-properties fo:font-size="18pt"/>
    </style:style>
    <style:style style:name="P38" style:family="paragraph">
      <loext:graphic-properties draw:fill="none" draw:fill-color="#ffffff"/>
      <style:paragraph-properties style:writing-mode="lr-tb"/>
      <style:text-properties fo:font-size="18pt"/>
    </style:style>
    <style:style style:name="P39" style:family="paragraph">
      <style:text-properties fo:font-size="15pt"/>
    </style:style>
    <style:style style:name="P40" style:family="paragraph">
      <style:text-properties fo:font-size="14pt"/>
    </style:style>
    <style:style style:name="P4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2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3" style:family="paragraph">
      <loext:graphic-properties draw:fill="solid" draw:fill-color="#55308d" draw:opacity="50%"/>
      <style:paragraph-properties fo:text-align="center" style:writing-mode="lr-tb"/>
      <style:text-properties fo:font-size="18pt"/>
    </style:style>
    <style:style style:name="P44" style:family="paragraph">
      <loext:graphic-properties draw:fill="solid" draw:fill-color="#ff972f"/>
      <style:paragraph-properties fo:text-align="center"/>
    </style:style>
    <style:style style:name="P45" style:family="paragraph">
      <loext:graphic-properties draw:fill="none"/>
      <style:paragraph-properties fo:text-align="center" style:writing-mode="lr-tb"/>
      <style:text-properties fo:font-size="18pt"/>
    </style:style>
    <style:style style:name="P4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47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style:font-size-asian="14pt" style:font-size-complex="14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8pt" style:language-asian="zh" style:country-asian="TW" style:font-style-asian="normal" style:font-weight-asian="normal" style:font-name-complex="Noto Sans CJK TC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ffffff" loext:opacity="100%" fo:font-size="14pt" style:font-size-asian="14pt" style:font-size-complex="14pt"/>
    </style:style>
    <style:style style:name="T7" style:family="text">
      <style:text-properties fo:color="#158466" loext:opacity="100%" fo:font-weight="bold" style:font-weight-asian="bold" style:font-weight-complex="bold"/>
    </style:style>
    <style:style style:name="T8" style:family="text">
      <style:text-properties fo:color="#c9211e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草稿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6 16:28 <text:s text:c="2"/>COM 5: Received Prof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6 16:29 <text:s text:c="2"/>COM 6 <text:s/>Finish downloading </text:span><text:span text:style-name="T1">profi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6 16:30 <text:s text:c="2"/>COM 6 <text:s/>Flashing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Dev 1: VComm3, 115200, N, 8, 1 </text:span></text:p>
          </draw:text-box>
        </draw:frame>
        <draw:custom-shape draw:style-name="gr9" draw:text-style-name="P12" draw:layer="layout" svg:width="5cm" svg:height="1cm" svg:x="2cm" svg:y="14cm">
          <text:p text:style-name="P11">Save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2cm" svg:height="1cm" svg:x="8cm" svg:y="14cm">
          <text:p text:style-name="P13"><text:span text:style-name="T3">Save log messages 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4" draw:layer="layout" svg:width="13.5cm" svg:height="1cm" svg:x="0.5cm" svg:y="0cm">
          <text:p text:style-name="P13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15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6">Dev ID</text:p>
              </table:table-cell>
              <table:table-cell>
                <text:p text:style-name="P16">Meta data</text:p>
              </table:table-cell>
              <table:table-cell>
                <text:p text:style-name="P16">Status</text:p>
              </table:table-cell>
              <table:table-cell>
                <text:p text:style-name="P16">Action</text:p>
              </table:table-cell>
              <table:table-cell>
                <text:p text:style-name="P16">Total Progress</text:p>
              </table:table-cell>
            </table:table-row>
            <table:table-row table:style-name="ro2" table:default-cell-style-name="ce1">
              <table:table-cell>
                <text:p text:style-name="P16">Dev A</text:p>
              </table:table-cell>
              <table:table-cell>
                <text:p text:style-name="P16">COM5:115200,N,8,1</text:p>
              </table:table-cell>
              <table:table-cell>
                <text:p text:style-name="P16">Profile err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6">Dev B</text:p>
              </table:table-cell>
              <table:table-cell>
                <text:p text:style-name="P16">COM6:115200,N,8,1</text:p>
              </table:table-cell>
              <table:table-cell>
                <text:p text:style-name="P16">Flash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7">…..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3" draw:text-style-name="P14" draw:layer="layout" svg:width="6cm" svg:height="1cm" svg:x="15.5cm" svg:y="0cm">
          <text:p text:style-name="P13"><text:span text:style-name="T3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9" draw:layer="layout" svg:width="2cm" svg:height="0.5cm" svg:x="14.5cm" svg:y="5.257cm">
          <text:p text:style-name="P18"><text:span text:style-name="T4">Start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2cm" svg:height="0.5cm" svg:x="14.5cm" svg:y="6.757cm">
          <text:p text:style-name="P20"><text:span text:style-name="T4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8cm" svg:height="0.5cm" svg:x="17cm" svg:y="5.257cm">
          <text:p text:style-name="P20">0%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8cm" svg:height="0.5cm" svg:x="16.999cm" svg:y="6.757cm">
          <text:p text:style-name="P20">80%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6cm" svg:height="0.5cm" svg:x="16.999cm" svg:y="6.757cm">
          <text:p text:style-name="P20">80%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6cm" svg:height="1.5cm" svg:x="19cm" svg:y="8.5cm">
          <text:p text:style-name="P13"><text:span text:style-name="T3">可以滑動瀏覽其他 </text:span><text:span text:style-name="T3">VComm</text:span></text:p>
          <draw:enhanced-geometry svg:viewBox="0 0 21600 21600" draw:mirror-horizontal="false" draw:mirror-vertical="false" draw:text-areas="800 800 20800 20800" draw:type="round-rectangular-callout" draw:modifiers="23637.2604565906 -24924.183877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22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6cm" svg:height="1.5cm" svg:x="19cm" svg:y="10.145cm">
          <text:p text:style-name="P13"><text:span text:style-name="T3">可以滑動瀏覽其他 </text:span><text:span text:style-name="T3">messages</text:span></text:p>
          <draw:enhanced-geometry svg:viewBox="0 0 21600 21600" draw:mirror-horizontal="false" draw:mirror-vertical="false" draw:text-areas="800 800 20800 20800" draw:type="round-rectangular-callout" draw:modifiers="23536.477253791 28349.1005996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4" draw:text-style-name="P19" draw:layer="layout" svg:width="2cm" svg:height="0.5cm" svg:x="4cm" svg:y="5.257cm">
          <text:p text:style-name="P18"><text:span text:style-name="T4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9" draw:layer="layout" svg:width="2cm" svg:height="0.5cm" svg:x="4cm" svg:y="6.757cm">
          <text:p text:style-name="P18"><text:span text:style-name="T4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9.5cm" svg:height="1.5cm" svg:x="7.5cm" svg:y="8.645cm">
          <text:p text:style-name="P13"><text:span text:style-name="T3">Profile </text:span><text:span text:style-name="T3">按鈕，設定 </text:span><text:span text:style-name="T3">Profile </text:span><text:span text:style-name="T3">內容</text:span></text:p>
          <draw:enhanced-geometry svg:viewBox="0 0 21600 21600" draw:mirror-horizontal="false" draw:mirror-vertical="false" draw:text-areas="800 800 20800 20800" draw:type="round-rectangular-callout" draw:modifiers="-4019.45058414904 -22866.35576282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4" draw:layer="layout" svg:width="6cm" svg:height="1cm" svg:x="12.5cm" svg:y="2.5cm">
          <text:p text:style-name="P13"><text:span text:style-name="T3">下載</text:span><text:span text:style-name="T3">/</text:span><text:span text:style-name="T3">停止 燒錄動作</text:span></text:p>
          <draw:enhanced-geometry svg:viewBox="0 0 21600 21600" draw:mirror-horizontal="false" draw:mirror-vertical="false" draw:text-areas="800 800 20800 20800" draw:type="round-rectangular-callout" draw:modifiers="8721.34644225962 58240.1598401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custom-shape draw:style-name="gr24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frame draw:style-name="standard" draw:layer="layout" svg:width="19.8cm" svg:height="8.259cm" svg:x="3.5cm" svg:y="4.559cm">
          <table:table table:template-name="orange" table:use-first-row-styles="true" table:use-banding-rows-styles="true">
            <table:table-column table:style-name="co6"/>
            <table:table-column table:style-name="co7"/>
            <table:table-row table:style-name="ro5" table:default-cell-style-name="ce2">
              <table:table-cell>
                <text:p text:style-name="P25">Field</text:p>
              </table:table-cell>
              <table:table-cell>
                <text:p text:style-name="P25">Value</text:p>
              </table:table-cell>
            </table:table-row>
            <table:table-row table:style-name="ro5" table:default-cell-style-name="ce2">
              <table:table-cell>
                <text:p text:style-name="P25">Mac Addr.</text:p>
              </table:table-cell>
              <table:table-cell>
                <text:p text:style-name="P25">3C:52:67:12:E3:46</text:p>
              </table:table-cell>
            </table:table-row>
            <table:table-row table:style-name="ro5" table:default-cell-style-name="ce3">
              <table:table-cell>
                <text:p text:style-name="P26">Mac Auto Inc.</text:p>
              </table:table-cell>
              <table:table-cell>
                <text:p text:style-name="P26">Y</text:p>
              </table:table-cell>
            </table:table-row>
            <table:table-row table:style-name="ro5" table:default-cell-style-name="ce3">
              <table:table-cell>
                <text:p text:style-name="P26">Batch Size</text:p>
              </table:table-cell>
              <table:table-cell>
                <text:p text:style-name="P26">100</text:p>
              </table:table-cell>
            </table:table-row>
            <table:table-row table:style-name="ro5">
              <table:table-cell table:style-name="ce2">
                <text:p text:style-name="P25">CMD</text:p>
              </table:table-cell>
              <table:table-cell table:style-name="ce4">
                <text:p text:style-name="P27">0xF933AAC0 </text:p>
              </table:table-cell>
            </table:table-row>
            <table:table-row table:style-name="ro5" table:default-cell-style-name="ce2">
              <table:table-cell>
                <text:p text:style-name="P25">Row Data Bytes</text:p>
              </table:table-cell>
              <table:table-cell>
                <text:p text:style-name="P25">32</text:p>
              </table:table-cell>
            </table:table-row>
            <table:table-row table:style-name="ro5" table:default-cell-style-name="ce2">
              <table:table-cell>
                <text:p text:style-name="P25">Row Data Source</text:p>
              </table:table-cell>
              <table:table-cell>
                <text:p text:style-name="P25">Flash_1212.data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5" draw:text-style-name="P29" draw:layer="layout" svg:width="10.897cm" svg:height="1.17cm" svg:x="3.603cm" svg:y="3.33cm">
          <draw:text-box>
            <text:p text:style-name="P28"><text:span text:style-name="T5">Dev A</text:span><text:span text:style-name="T5">：</text:span><text:span text:style-name="T6">COM5:115200,N,8,</text:span><text:span text:style-name="T6">1</text:span></text:p>
          </draw:text-box>
        </draw:frame>
        <draw:frame draw:style-name="gr12" draw:text-style-name="P31" draw:layer="layout" svg:width="8cm" svg:height="1.17cm" svg:x="9cm" svg:y="1.538cm">
          <draw:text-box>
            <text:p text:style-name="P30">Profile：Dev A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1T0">
        <draw:frame presentation:style-name="pr1" draw:text-style-name="P33" draw:layer="layout" svg:width="25.199cm" svg:height="9.134cm" svg:x="1.4cm" svg:y="3.685cm" presentation:class="subtitle">
          <draw:text-box>
            <text:p text:style-name="P32">文件結束</text:p>
            <text:p text:style-name="P32">以下備用資料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draw:g>
          <draw:custom-shape draw:style-name="gr24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26" draw:text-style-name="P36" draw:layer="layout" svg:width="5cm" svg:height="1cm" svg:x="7.5cm" svg:y="3.1cm">
          <text:p text:style-name="P35">Profile</text:p>
          <draw:enhanced-geometry svg:viewBox="0 0 21600 21600" draw:type="rectangle" draw:enhanced-path="M 0 0 L 21600 0 21600 21600 0 21600 0 0 Z N"/>
        </draw:custom-shape>
        <draw:frame draw:style-name="gr3" draw:text-style-name="P38" draw:layer="layout" svg:width="4cm" svg:height="1.673cm" svg:x="3cm" svg:y="3.038cm">
          <draw:text-box>
            <text:p text:style-name="P37">Devices Discovery</text:p>
          </draw:text-box>
        </draw:frame>
        <draw:custom-shape draw:style-name="gr27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38" draw:layer="layout" svg:width="4cm" svg:height="0.962cm" svg:x="3cm" svg:y="10.5cm">
          <draw:text-box>
            <text:p text:style-name="P37">Messages</text:p>
          </draw:text-box>
        </draw:frame>
        <draw:frame draw:style-name="gr6" draw:text-style-name="P8" draw:layer="layout" svg:width="17cm" svg:height="0.839cm" svg:x="7.5cm" svg:y="10.5cm">
          <draw:text-box>
            <text:p text:style-name="P39"><text:span text:style-name="T1">12/06 16:28 <text:s text:c="2"/>Start downloading 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 text:style-name="P39"><text:span text:style-name="T1">12/06 16:29 <text:s text:c="2"/>Finish downloading 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 text:style-name="P39"><text:span text:style-name="T1">12/06 16:30 <text:s text:c="2"/>Flashing...</text:span></text:p>
          </draw:text-box>
        </draw:frame>
        <draw:frame draw:style-name="gr3" draw:text-style-name="P38" draw:layer="layout" svg:width="3.5cm" svg:height="0.962cm" svg:x="3cm" svg:y="4.538cm">
          <draw:text-box>
            <text:p text:style-name="P37">Progress :</text:p>
          </draw:text-box>
        </draw:frame>
        <draw:frame draw:style-name="gr3" draw:text-style-name="P38" draw:layer="layout" svg:width="4cm" svg:height="0.962cm" svg:x="3cm" svg:y="8.977cm">
          <draw:text-box>
            <text:p text:style-name="P37">Result</text:p>
          </draw:text-box>
        </draw:frame>
        <draw:custom-shape draw:style-name="gr28" draw:text-style-name="P35" draw:layer="layout" svg:width="5cm" svg:height="1cm" svg:x="7.5cm" svg:y="8.977cm">
          <text:p text:style-name="P35">OK <text:s text:c="3"/><text:span text:style-name="T7">O</text:span></text:p>
          <draw:enhanced-geometry svg:viewBox="0 0 21600 21600" draw:type="rectangle" draw:enhanced-path="M 0 0 L 21600 0 21600 21600 0 21600 0 0 Z N"/>
        </draw:custom-shape>
        <draw:custom-shape draw:style-name="gr28" draw:text-style-name="P35" draw:layer="layout" svg:width="5cm" svg:height="1cm" svg:x="14.31cm" svg:y="9cm">
          <text:p text:style-name="P35">Fail <text:s text:c="3"/><text:span text:style-name="T8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 text:style-name="P40"><text:span text:style-name="T2">Flash Dev 1: VComm3, 115200, N, 8, 1 </text:span></text:p>
          </draw:text-box>
        </draw:frame>
        <draw:custom-shape draw:style-name="gr29" draw:text-style-name="P42" draw:layer="layout" svg:width="8cm" svg:height="1cm" svg:x="4.5cm" svg:y="7.977cm">
          <text:p text:style-name="P41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42" draw:layer="layout" svg:width="12cm" svg:height="1cm" svg:x="13cm" svg:y="1cm">
          <text:p text:style-name="P41"><text:span text:style-name="T3">Virtual device </text:span><text:span text:style-name="T3">的附</text:span><text:span text:style-name="T3">屬說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43" draw:layer="layout" svg:width="5cm" svg:height="1cm" svg:x="7.5cm" svg:y="13.5cm">
          <text:p text:style-name="P35">Save</text:p>
          <draw:enhanced-geometry svg:viewBox="0 0 21600 21600" draw:type="rectangle" draw:enhanced-path="M 0 0 L 21600 0 21600 21600 0 21600 0 0 Z N"/>
        </draw:custom-shape>
        <draw:custom-shape draw:style-name="gr10" draw:text-style-name="P42" draw:layer="layout" svg:width="12cm" svg:height="1cm" svg:x="13.5cm" svg:y="13.5cm">
          <text:p text:style-name="P41"><text:span text:style-name="T3">Save log messages </text:span><text:span text:style-name="T3">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44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5" draw:layer="layout" svg:width="15.046cm" svg:height="1cm" svg:x="7.454cm" svg:y="5cm">
          <text:p text:style-name="P35">66/100</text:p>
          <draw:enhanced-geometry svg:viewBox="0 0 21600 21600" draw:type="rectangle" draw:enhanced-path="M 0 0 L 21600 0 21600 21600 0 21600 0 0 Z N"/>
        </draw:custom-shape>
        <draw:frame draw:style-name="gr32" draw:text-style-name="P38" draw:layer="layout" svg:width="3.5cm" svg:height="1.173cm" svg:x="3cm" svg:y="5.5cm">
          <draw:text-box>
            <text:p text:style-name="P37">Total</text:p>
          </draw:text-box>
        </draw:frame>
        <draw:custom-shape draw:style-name="gr11" draw:text-style-name="P47" draw:layer="layout" svg:width="13.5cm" svg:height="1cm" svg:x="1cm" svg:y="0cm">
          <text:p text:style-name="P46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g>
          <draw:custom-shape draw:style-name="gr24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26" draw:text-style-name="P36" draw:layer="layout" svg:width="5cm" svg:height="1cm" svg:x="7.5cm" svg:y="3.1cm">
          <text:p text:style-name="P35">Profile</text:p>
          <draw:enhanced-geometry svg:viewBox="0 0 21600 21600" draw:type="rectangle" draw:enhanced-path="M 0 0 L 21600 0 21600 21600 0 21600 0 0 Z N"/>
        </draw:custom-shape>
        <draw:frame draw:style-name="gr3" draw:text-style-name="P38" draw:layer="layout" svg:width="4cm" svg:height="0.962cm" svg:x="3cm" svg:y="3.038cm">
          <draw:text-box>
            <text:p text:style-name="P37">Device</text:p>
          </draw:text-box>
        </draw:frame>
        <draw:custom-shape draw:style-name="gr27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38" draw:layer="layout" svg:width="4cm" svg:height="0.962cm" svg:x="3cm" svg:y="10.5cm">
          <draw:text-box>
            <text:p text:style-name="P37">Messages</text:p>
          </draw:text-box>
        </draw:frame>
        <draw:frame draw:style-name="gr6" draw:text-style-name="P8" draw:layer="layout" svg:width="17cm" svg:height="0.839cm" svg:x="7.5cm" svg:y="10.5cm">
          <draw:text-box>
            <text:p text:style-name="P39"><text:span text:style-name="T1">12/06 16:28 <text:s text:c="2"/>Start downloading 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 text:style-name="P39"><text:span text:style-name="T1">12/06 16:29 <text:s text:c="2"/>Finish downloading 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 text:style-name="P39"><text:span text:style-name="T1">12/06 16:30 <text:s text:c="2"/>Flashing...</text:span></text:p>
          </draw:text-box>
        </draw:frame>
        <draw:frame draw:style-name="gr3" draw:text-style-name="P38" draw:layer="layout" svg:width="3.5cm" svg:height="0.962cm" svg:x="3cm" svg:y="4.538cm">
          <draw:text-box>
            <text:p text:style-name="P37">Progress :</text:p>
          </draw:text-box>
        </draw:frame>
        <draw:frame draw:style-name="gr3" draw:text-style-name="P38" draw:layer="layout" svg:width="4cm" svg:height="0.962cm" svg:x="3cm" svg:y="8.977cm">
          <draw:text-box>
            <text:p text:style-name="P37">Result</text:p>
          </draw:text-box>
        </draw:frame>
        <draw:custom-shape draw:style-name="gr28" draw:text-style-name="P35" draw:layer="layout" svg:width="5cm" svg:height="1cm" svg:x="7.5cm" svg:y="8.977cm">
          <text:p text:style-name="P35">OK <text:s text:c="3"/><text:span text:style-name="T7">O</text:span></text:p>
          <draw:enhanced-geometry svg:viewBox="0 0 21600 21600" draw:type="rectangle" draw:enhanced-path="M 0 0 L 21600 0 21600 21600 0 21600 0 0 Z N"/>
        </draw:custom-shape>
        <draw:custom-shape draw:style-name="gr28" draw:text-style-name="P35" draw:layer="layout" svg:width="5cm" svg:height="1cm" svg:x="14.31cm" svg:y="9cm">
          <text:p text:style-name="P35">Fail <text:s text:c="3"/><text:span text:style-name="T8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 text:style-name="P40"><text:span text:style-name="T2">Flash Dev 1: VComm3, 115200, N, 8, 1 </text:span></text:p>
          </draw:text-box>
        </draw:frame>
        <draw:custom-shape draw:style-name="gr29" draw:text-style-name="P42" draw:layer="layout" svg:width="8cm" svg:height="1cm" svg:x="4.5cm" svg:y="7.977cm">
          <text:p text:style-name="P41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42" draw:layer="layout" svg:width="12cm" svg:height="1cm" svg:x="13cm" svg:y="1cm">
          <text:p text:style-name="P41"><text:span text:style-name="T3">Virtual device </text:span><text:span text:style-name="T3">的附屬說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43" draw:layer="layout" svg:width="5cm" svg:height="1cm" svg:x="7.5cm" svg:y="13.5cm">
          <text:p text:style-name="P35">Save</text:p>
          <draw:enhanced-geometry svg:viewBox="0 0 21600 21600" draw:type="rectangle" draw:enhanced-path="M 0 0 L 21600 0 21600 21600 0 21600 0 0 Z N"/>
        </draw:custom-shape>
        <draw:custom-shape draw:style-name="gr10" draw:text-style-name="P42" draw:layer="layout" svg:width="12cm" svg:height="1cm" svg:x="13.5cm" svg:y="13.5cm">
          <text:p text:style-name="P41"><text:span text:style-name="T3">Save log messages 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44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5" draw:layer="layout" svg:width="15.046cm" svg:height="1cm" svg:x="7.454cm" svg:y="5cm">
          <text:p text:style-name="P35">66/100</text:p>
          <draw:enhanced-geometry svg:viewBox="0 0 21600 21600" draw:type="rectangle" draw:enhanced-path="M 0 0 L 21600 0 21600 21600 0 21600 0 0 Z N"/>
        </draw:custom-shape>
        <draw:frame draw:style-name="gr32" draw:text-style-name="P38" draw:layer="layout" svg:width="3.5cm" svg:height="1.173cm" svg:x="3cm" svg:y="5.5cm">
          <draw:text-box>
            <text:p text:style-name="P37">Total</text:p>
          </draw:text-box>
        </draw:frame>
        <draw:custom-shape draw:style-name="gr11" draw:text-style-name="P47" draw:layer="layout" svg:width="13.5cm" svg:height="1cm" svg:x="1cm" svg:y="0cm">
          <text:p text:style-name="P46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styles>
    <draw:gradient draw:name="Gradient_20_12" draw:display-name="Gradient 12" draw:style="linear" draw:start-color="#ffbf00" draw:end-color="#b47804" draw:start-intensity="100%" draw:end-intensity="100%" draw:angle="30deg" draw:border="0%"/>
    <draw:gradient draw:name="Gradient_20_3" draw:display-name="Gradient 3" draw:style="linear" draw:start-color="#808080" draw:end-color="#dddddd" draw:start-intensity="100%" draw:end-intensity="100%" draw:angle="30deg" draw:border="0%"/>
    <draw:gradient draw:name="Gradient_20_8" draw:display-name="Gradient 8" draw:style="linear" draw:start-color="#5b277d" draw:end-color="#dedce6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4T17:17:37.592673951</dc:date>
    <meta:editing-duration>PT4H57M43S</meta:editing-duration>
    <meta:editing-cycles>50</meta:editing-cycles>
    <meta:generator>LibreOffice/7.4.7.2$Linux_X86_64 LibreOffice_project/40$Build-2</meta:generator>
    <meta:document-statistic meta:object-count="128"/>
  </office:meta>
</office:document-meta>
</file>